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c0c0c0"/>
      <style:paragraph-properties fo:text-align="center" style:justify-single-word="false" fo:background-color="#c0c0c0"/>
    </style:style>
    <style:style style:name="P3" style:family="paragraph" style:parent-style-name="Standard">
      <loext:graphic-properties draw:fill="solid" draw:fill-color="#00ccff"/>
      <style:paragraph-properties fo:text-align="center" style:justify-single-word="false" fo:background-color="#00ccff"/>
    </style:style>
    <style:style style:name="P4" style:family="paragraph" style:parent-style-name="Standard">
      <loext:graphic-properties draw:fill="solid" draw:fill-color="#ccffff"/>
      <style:paragraph-properties fo:text-align="center" style:justify-single-word="false" fo:background-color="#ccffff"/>
    </style:style>
    <style:style style:name="P5" style:family="paragraph" style:parent-style-name="Standard">
      <style:paragraph-properties fo:text-align="justify" style:justify-single-word="false"/>
      <style:text-properties fo:font-size="13pt" style:font-size-asian="13pt"/>
    </style:style>
    <style:style style:name="P6" style:family="paragraph" style:parent-style-name="Standard">
      <style:paragraph-properties fo:text-align="justify" style:justify-single-word="false"/>
    </style:style>
    <style:style style:name="P7" style:family="paragraph" style:parent-style-name="Standard">
      <loext:graphic-properties draw:fill="solid" draw:fill-color="#ffcc99"/>
      <style:paragraph-properties fo:text-align="justify" style:justify-single-word="false" fo:background-color="#ffcc99"/>
    </style:style>
    <style:style style:name="P8" style:family="paragraph" style:parent-style-name="Standard">
      <loext:graphic-properties draw:fill="solid" draw:fill-color="#ccffcc"/>
      <style:paragraph-properties fo:text-align="justify" style:justify-single-word="false" fo:background-color="#ccffcc"/>
    </style:style>
    <style:style style:name="P9" style:family="paragraph" style:parent-style-name="Standard">
      <loext:graphic-properties draw:fill="solid" draw:fill-color="#ffff99"/>
      <style:paragraph-properties fo:text-align="justify" style:justify-single-word="false" fo:background-color="#ffff99"/>
    </style:style>
    <style:style style:name="P10" style:family="paragraph" style:parent-style-name="Standard">
      <style:paragraph-properties fo:text-align="justify" style:justify-single-word="false"/>
      <style:text-properties fo:language="fr" fo:country="BE"/>
    </style:style>
    <style:style style:name="P11" style:family="paragraph" style:parent-style-name="Standard">
      <style:paragraph-properties fo:text-align="justify" style:justify-single-word="false"/>
      <style:text-properties fo:language="en" fo:country="GB"/>
    </style:style>
    <style:style style:name="P12" style:family="paragraph" style:parent-style-name="Standard">
      <style:paragraph-properties fo:text-align="center" style:justify-single-word="false" fo:padding-left="0.141cm" fo:padding-right="0.141cm" fo:padding-top="0.035cm" fo:padding-bottom="0.035cm" fo:border="0.51pt solid #00000a"/>
    </style:style>
    <style:style style:name="P13" style:family="paragraph" style:parent-style-name="Standard">
      <style:paragraph-properties fo:text-align="center" style:justify-single-word="false" fo:padding-left="0.141cm" fo:padding-right="0.141cm" fo:padding-top="0.035cm" fo:padding-bottom="0.035cm" fo:border="0.51pt solid #00000a"/>
      <style:text-properties fo:font-size="7pt" style:font-size-asian="7pt"/>
    </style:style>
    <style:style style:name="P14" style:family="paragraph" style:parent-style-name="Standard">
      <style:paragraph-properties fo:text-align="justify" style:justify-single-word="false" fo:padding-left="0.141cm" fo:padding-right="0.141cm" fo:padding-top="0.035cm" fo:padding-bottom="0.035cm" fo:border="0.51pt solid #00000a"/>
    </style:style>
    <style:style style:name="P15" style:family="paragraph" style:parent-style-name="Standard">
      <loext:graphic-properties draw:fill="solid" draw:fill-color="#ffcc99"/>
      <style:paragraph-properties fo:text-align="justify" style:justify-single-word="false" fo:background-color="#ffcc99" fo:padding-left="0.141cm" fo:padding-right="0.141cm" fo:padding-top="0.035cm" fo:padding-bottom="0.035cm" fo:border="0.51pt solid #00000a"/>
    </style:style>
    <style:style style:name="P16" style:family="paragraph" style:parent-style-name="Standard">
      <loext:graphic-properties draw:fill="solid" draw:fill-color="#ccffcc"/>
      <style:paragraph-properties fo:text-align="justify" style:justify-single-word="false" fo:background-color="#ccffcc" fo:padding-left="0.141cm" fo:padding-right="0.141cm" fo:padding-top="0.035cm" fo:padding-bottom="0.035cm" fo:border="0.51pt solid #00000a"/>
    </style:style>
    <style:style style:name="P17" style:family="paragraph" style:parent-style-name="Standard">
      <loext:graphic-properties draw:fill="solid" draw:fill-color="#ffff99"/>
      <style:paragraph-properties fo:text-align="justify" style:justify-single-word="false" fo:background-color="#ffff99" fo:padding-left="0.141cm" fo:padding-right="0.141cm" fo:padding-top="0.035cm" fo:padding-bottom="0.035cm" fo:border="0.51pt solid #00000a"/>
    </style:style>
    <style:style style:name="P18" style:family="paragraph" style:parent-style-name="Standard">
      <style:paragraph-properties fo:text-align="justify" style:justify-single-word="false" fo:padding-left="0.141cm" fo:padding-right="0.141cm" fo:padding-top="0.035cm" fo:padding-bottom="0.035cm" fo:border="0.51pt solid #00000a"/>
      <style:text-properties fo:language="fr" fo:country="BE"/>
    </style:style>
    <style:style style:name="P19" style:family="paragraph" style:parent-style-name="Standard">
      <style:paragraph-properties fo:margin-left="2.54cm" fo:margin-right="0cm" fo:text-align="justify" style:justify-single-word="false" fo:text-indent="-2.54cm" style:auto-text-indent="false"/>
    </style:style>
    <style:style style:name="P20" style:family="paragraph" style:parent-style-name="Standard">
      <style:paragraph-properties fo:margin-left="5.08cm" fo:margin-right="0cm" fo:text-align="justify" style:justify-single-word="false" fo:text-indent="-5.08cm" style:auto-text-indent="false"/>
    </style:style>
    <style:style style:name="P21"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fo:font-size="15pt" fo:font-weight="bold" style:font-size-asian="15pt" style:font-weight-asian="bold" style:font-weight-complex="bold"/>
    </style:style>
    <style:style style:name="T2" style:family="text">
      <style:text-properties fo:font-size="13pt" style:text-underline-style="solid" style:text-underline-width="auto" style:text-underline-color="font-color" fo:font-weight="bold" style:font-size-asian="13pt" style:font-weight-asian="bold" style:font-weight-complex="bold"/>
    </style:style>
    <style:style style:name="T3" style:family="text">
      <style:text-properties fo:font-size="13pt" fo:font-weight="bold" style:font-size-asian="13pt"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language="fr" fo:country="BE"/>
    </style:style>
    <style:style style:name="T8" style:family="text">
      <style:text-properties fo:color="#ff0000" style:font-name="Arial Narrow" fo:font-size="15pt" fo:font-weight="bold" style:font-size-asian="15pt" style:font-weight-asian="bold" style:font-weight-complex="bold"/>
    </style:style>
    <style:style style:name="T9" style:family="text">
      <style:text-properties fo:color="#ff6600" fo:font-weight="bold" style:font-weight-asian="bold" style:font-weight-complex="bold"/>
    </style:style>
    <style:style style:name="T10"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start text:name="_GoBack"/><text:span text:style-name="T1">453---SYSTEME D'EXPLOITATION - e-learning - Séquence 12</text:span><text:bookmark-end text:name="_GoBack"/></text:p>
      <text:p text:style-name="P2"><text:span text:style-name="T1">Programmation de scripts – 1</text:span></text:p>
      <text:p text:style-name="P5"/>
      <text:p text:style-name="P12"><text:span text:style-name="T2">Légende</text:span><text:span text:style-name="T3"> :</text:span></text:p>
      <text:p text:style-name="P13"/>
      <text:p text:style-name="P14">Explications sur fond blanc</text:p>
      <text:p text:style-name="P15">Exercice à accomplir sur fond rouge clair</text:p>
      <text:p text:style-name="P16">Une ou plusieurs solutions possibles pour l’exécution de commande sur fond vert clair</text:p>
      <text:p text:style-name="P17">Une solution possible pour la rédaction du script sur fond jaune clair</text:p>
      <text:p text:style-name="P6"/>
      <text:p text:style-name="P6"/>
      <text:p text:style-name="P6"/>
      <text:p text:style-name="P6">Un interpréteur de commandes ou « shell » permet certes d’activer des commandes de façon interactive, mais aussi d’exécuter des séquences programmées de commandes, ce que l’on appelle des « scripts ».</text:p>
      <text:p text:style-name="P6"/>
      <text:p text:style-name="P6">Dans un système Linux, le fonctionnement de nombreux programmes est d’ailleurs paramétré par des scripts d’initialisation.</text:p>
      <text:p text:style-name="P6"/>
      <text:p text:style-name="P6">Parmi les commandes, certaines sont <text:span text:style-name="T4">internes</text:span> à la programmation du shell (built-in), comme la commande « cd ». D’autres sont <text:span text:style-name="T4">externes</text:span>, c’est-à-dire qu’il s’agit de programmes ou de fichiers binaires exécutables (binaries), comme la commande « ls » (fichier « /bin/ls »).</text:p>
      <text:p text:style-name="P6"/>
      <text:p text:style-name="P6">Comme dans les autres langages de programmation, la programmation d’un script shell peut contenir des instructions de contrôle comme « if », « while », etc.</text:p>
      <text:p text:style-name="P6"/>
      <text:p text:style-name="P6">Par défaut, lorsqu’on exécute un script, un nouveau processus shell est activé (un processus shell fils de celui dans lequel l’exécution est lancée), à moins que l’exécution ne soit lancée avec la commande « . ».</text:p>
      <text:p text:style-name="P6"/>
      <text:p text:style-name="P6">La première ligne de la programmation d’un script shell doit être un « pseudo-commentaire », qui indique à la commande qui lance l’exécution du script que c’est par exemple un shell « bash » qu’elle doit activer pour exécuter le script ; dans ce cas, le pseudo-commentaire s’écrit : « #!/bin/bash ».</text:p>
      <text:p text:style-name="P6"/>
      <text:p text:style-name="P6"/>
      <text:p text:style-name="P6"/>
      <text:p text:style-name="P6">Syntaxe du shell :</text:p>
      <text:p text:style-name="P6"/>
      <text:p text:style-name="P19">#!/bin/bash<text:tab/>Pseudo-commentaire, au début d’un script, qui indique à la commande qui active le script que c’est un shell bash qu’elle doit activer pour exécuter le script</text:p>
      <text:p text:style-name="P6"/>
      <text:p text:style-name="P19">#!/bin/sh<text:tab/>Pseudo-commentaire, au début d’un script, qui indique à la commande qui active le script que c’est un shell sh qu’elle doit activer pour exécuter le script</text:p>
      <text:p text:style-name="P6"/>
      <text:p text:style-name="P19">#<text:tab/>Annonce d’un commentaire</text:p>
      <text:p text:style-name="P6"/>
      <text:p text:style-name="P19"><text:soft-page-break/>;<text:tab/>Séparateur de commandes (comme un saut de ligne ou une tabulation)</text:p>
      <text:p text:style-name="P6"/>
      <text:p text:style-name="P19">&amp;<text:tab/>Séparateur de commandes, mais la commande qui le précède est exécutée en tâche de fond</text:p>
      <text:p text:style-name="P6"/>
      <text:p text:style-name="P19">.<text:tab/>Exécution d’un script shell sans activation d’un nouveau processus shell (une telle activation constituant le comportement par défaut)</text:p>
      <text:p text:style-name="P6"/>
      <text:p text:style-name="P6"/>
      <text:p text:style-name="P6"/>
      <text:p text:style-name="P6">« ~/.profile » (ou « ~/.bash_profile », selon les versions) est un fichier de script qui est exécuté automatiquement en début de session par le shell qui la contrôle.</text:p>
      <text:p text:style-name="P6"/>
      <text:p text:style-name="P6"/>
      <text:p text:style-name="P6"/>
      <text:p text:style-name="P6">Une variable d’un shell est une zone dans l’espace mémoire alloué par le système au processus shell. Elle est identifiée par un nom. Une valeur lui est affectée (stockée dans la zone). Tout processus, donc en particulier un shell, possède un espace mémoire dit d’environnement, contenant des variables d’environnement. Cet espace est hérité de processus shell père en processus shell fils.</text:p>
      <text:p text:style-name="P6"/>
      <text:p text:style-name="P6"/>
      <text:p text:style-name="P6"/>
      <text:p text:style-name="P1"><text:span text:style-name="T5">Quelques commandes</text:span><text:span text:style-name="T6"> :</text:span></text:p>
      <text:p text:style-name="P6"/>
      <text:p text:style-name="P6"/>
      <text:p text:style-name="P6"/>
      <text:p text:style-name="P14">UPTIME(1)</text:p>
      <text:p text:style-name="P14"/>
      <text:p text:style-name="P14">NOM</text:p>
      <text:p text:style-name="P14"><text:s text:c="7"/>uptime - Indiquer depuis quand le système a été mis en route</text:p>
      <text:p text:style-name="P14"/>
      <text:p text:style-name="P14">SYNOPSIS</text:p>
      <text:p text:style-name="P14"><text:s text:c="7"/>uptime [options]</text:p>
      <text:p text:style-name="P14"/>
      <text:p text:style-name="P14">DESCRIPTION</text:p>
      <text:p text:style-name="P14"><text:s text:c="7"/>uptime affiche sur une ligne les informations suivantes : l'heure actuelle, la durée</text:p>
      <text:p text:style-name="P14"><text:s text:c="7"/>depuis laquelle le système fonctionne, le nombre d'utilisateurs actuellement connectés,</text:p>
      <text:p text:style-name="P14"><text:s text:c="7"/>et la charge système moyenne pour les 1, 5, et 15 dernières minutes.</text:p>
      <text:p text:style-name="P10"/>
      <text:p text:style-name="P10"/>
      <text:p text:style-name="P10"/>
      <text:p text:style-name="P14"><text:span text:style-name="T7">UNAME(1)</text:span></text:p>
      <text:p text:style-name="P18"/>
      <text:p text:style-name="P14">NOM</text:p>
      <text:p text:style-name="P14"><text:s text:c="7"/>uname - Afficher des informations sur le système</text:p>
      <text:p text:style-name="P14"/>
      <text:p text:style-name="P14">SYNOPSIS</text:p>
      <text:p text:style-name="P14"><text:s text:c="7"/>uname [OPTION]...</text:p>
      <text:p text:style-name="P14"/>
      <text:p text:style-name="P14"><text:soft-page-break/>DESCRIPTION</text:p>
      <text:p text:style-name="P14"><text:s text:c="7"/>Afficher certaines informations concernant le système.</text:p>
      <text:p text:style-name="P14"><text:s text:c="7"/>Le comportement est identique si OPTION est omis ou -s est utilisée.</text:p>
      <text:p text:style-name="P6"/>
      <text:p text:style-name="P6"/>
      <text:p text:style-name="P6"/>
      <text:p text:style-name="P14">DATE(1)</text:p>
      <text:p text:style-name="P14"/>
      <text:p text:style-name="P14">NOM</text:p>
      <text:p text:style-name="P14"><text:s text:c="7"/>date - Afficher ou configurer la date et l'heure du système</text:p>
      <text:p text:style-name="P14"/>
      <text:p text:style-name="P14">SYNOPSIS</text:p>
      <text:p text:style-name="P14"><text:s text:c="7"/>date [OPTION]... [+FORMAT]</text:p>
      <text:p text:style-name="P14"><text:s text:c="7"/>date [-u|--utc|--universal] [MMJJhhmm[[CC]AA][.ss]]</text:p>
      <text:p text:style-name="P14"/>
      <text:p text:style-name="P14">DESCRIPTION</text:p>
      <text:p text:style-name="P14"><text:s text:c="7"/>Afficher dans le FORMAT indiqué ou configurer la date et l'heure du système.</text:p>
      <text:p text:style-name="P6"/>
      <text:p text:style-name="P6"/>
      <text:p text:style-name="P6"/>
      <text:p text:style-name="P14">BASH(1)</text:p>
      <text:p text:style-name="P14"/>
      <text:p text:style-name="P14">NOM</text:p>
      <text:p text:style-name="P14"><text:s text:c="7"/>bash - Interpréteur de commandes GNU Bourne-Again SHell</text:p>
      <text:p text:style-name="P14"/>
      <text:p text:style-name="P14">SYNOPSIS</text:p>
      <text:p text:style-name="P14"><text:s text:c="7"/>bash [options] [chaîne_de_commande | fichier]</text:p>
      <text:p text:style-name="P14"/>
      <text:p text:style-name="P14">DESCRIPTION</text:p>
      <text:p text:style-name="P14"><text:s text:c="7"/>bash est un interpréteur de commandes (shell) compatible sh qui exécute les</text:p>
      <text:p text:style-name="P14"><text:s text:c="7"/>commandes lues depuis l'entrée standard ou depuis un fichier. bash inclut aussi</text:p>
      <text:p text:style-name="P14"><text:s text:c="7"/>des fonctionnalités utiles des interpréteurs de commandes ksh et csh.</text:p>
      <text:p text:style-name="P6"/>
      <text:p text:style-name="P6"/>
      <text:p text:style-name="P6"/>
      <text:p text:style-name="P14">CHMOD(1)</text:p>
      <text:p text:style-name="P14"/>
      <text:p text:style-name="P14">NOM</text:p>
      <text:p text:style-name="P14"><text:s text:c="7"/>chmod - Modifier les bits de comportement (droits ou permissions, etc.) de fichier</text:p>
      <text:p text:style-name="P14"/>
      <text:p text:style-name="P14">SYNOPSIS</text:p>
      <text:p text:style-name="P14"><text:s text:c="7"/>chmod [OPTION]... MODE[,MODE]... FICHIER...</text:p>
      <text:p text:style-name="P14"><text:s text:c="7"/>chmod [OPTION]... MODE-OCTAL FICHIER</text:p>
      <text:p text:style-name="P14"><text:s text:c="7"/>chmod [OPTION]... --reference=FICHIER-R FICHIER</text:p>
      <text:p text:style-name="P14"/>
      <text:p text:style-name="P14">DESCRIPTION</text:p>
      <text:p text:style-name="P14"><text:s text:c="7"/>Le programme chmod modifie les bits de comportement (droits ou permissions, etc.)</text:p>
      <text:p text:style-name="P14"><text:s text:c="7"/>de fichier de chacun des fichiers indiqués, en suivant l'indication de mode, qui peut</text:p>
      <text:p text:style-name="P14"><text:s text:c="7"/>être une représentation symbolique des changements à effectuer, ou un nombre</text:p>
      <text:p text:style-name="P14"><text:soft-page-break/><text:s text:c="7"/>octal représentant le motif binaire des nouveaux bits de comportement.</text:p>
      <text:p text:style-name="P10"/>
      <text:p text:style-name="P10"/>
      <text:p text:style-name="P10"/>
      <text:p text:style-name="P14"><text:span text:style-name="T7">MKDIR(1)</text:span></text:p>
      <text:p text:style-name="P18"/>
      <text:p text:style-name="P14">NOM</text:p>
      <text:p text:style-name="P14"><text:s text:c="7"/>mkdir - Créer des répertoires</text:p>
      <text:p text:style-name="P14"/>
      <text:p text:style-name="P14">SYNOPSIS</text:p>
      <text:p text:style-name="P14"><text:s text:c="7"/>mkdir [OPTION]... RÉPERTOIRE...</text:p>
      <text:p text:style-name="P14"/>
      <text:p text:style-name="P14">DESCRIPTION</text:p>
      <text:p text:style-name="P14"><text:s text:c="7"/>Créer les RÉPERTOIREs s'ils n'existent pas.</text:p>
      <text:p text:style-name="P6"/>
      <text:p text:style-name="P6"/>
      <text:p text:style-name="P6"/>
      <text:p text:style-name="P14">MV(1)</text:p>
      <text:p text:style-name="P14"/>
      <text:p text:style-name="P14">NOM</text:p>
      <text:p text:style-name="P14"><text:s text:c="7"/>mv - Déplacer ou renommer des fichiers</text:p>
      <text:p text:style-name="P14"/>
      <text:p text:style-name="P14">SYNOPSIS</text:p>
      <text:p text:style-name="P14"><text:s text:c="7"/>mv [OPTION]... [-T] SOURCE CIBLE</text:p>
      <text:p text:style-name="P14"><text:s text:c="7"/>mv [OPTION]... SOURCE... RÉPERTOIRE</text:p>
      <text:p text:style-name="P14"><text:s text:c="7"/>mv [OPTION]... -t RÉPERTOIRE SOURCE...</text:p>
      <text:p text:style-name="P14"/>
      <text:p text:style-name="P14">DESCRIPTION</text:p>
      <text:p text:style-name="P14"><text:s text:c="7"/>Renommer la SOURCE en CIBLE ou déplacer la SOURCE vers le RÉPERTOIRE.</text:p>
      <text:p text:style-name="P6"/>
      <text:p text:style-name="P6"/>
      <text:p text:style-name="P6"/>
      <text:p text:style-name="P14">ECHO(1)</text:p>
      <text:p text:style-name="P14"/>
      <text:p text:style-name="P14">NOM</text:p>
      <text:p text:style-name="P14"><text:s text:c="7"/>echo - Afficher une ligne de texte</text:p>
      <text:p text:style-name="P14"/>
      <text:p text:style-name="P14">SYNOPSIS</text:p>
      <text:p text:style-name="P14"><text:s text:c="7"/>echo [OPTION-COURTE]... [CHAÎNE]...</text:p>
      <text:p text:style-name="P14"><text:s text:c="7"/>echo OPTION-LONGUE</text:p>
      <text:p text:style-name="P14"/>
      <text:p text:style-name="P14">DESCRIPTION</text:p>
      <text:p text:style-name="P14"><text:s text:c="7"/>Afficher la(les) CHAÎNE(s) en écho sur la sortie standard.</text:p>
      <text:p text:style-name="P6"/>
      <text:p text:style-name="P6"/>
      <text:p text:style-name="P6"/>
      <text:p text:style-name="P14">PRINTF(1)</text:p>
      <text:p text:style-name="P14"/>
      <text:p text:style-name="P14">NOM</text:p>
      <text:p text:style-name="P14"><text:soft-page-break/><text:s text:c="7"/>printf - Formater et afficher des données</text:p>
      <text:p text:style-name="P14"/>
      <text:p text:style-name="P14">SYNOPSIS</text:p>
      <text:p text:style-name="P14"><text:s text:c="7"/>printf FORMAT [PARAMÈTRE]...</text:p>
      <text:p text:style-name="P14"><text:s text:c="7"/>printf OPTION</text:p>
      <text:p text:style-name="P14"/>
      <text:p text:style-name="P14">DESCRIPTION</text:p>
      <text:p text:style-name="P14"><text:s text:c="7"/>Afficher le(s) PARAMÈTRE(s) selon le FORMAT ou exécuter en fonction</text:p>
      <text:p text:style-name="P14"><text:s text:c="7"/>de l'OPTION :</text:p>
      <text:p text:style-name="P14"/>
      <text:p text:style-name="P14"><text:s text:c="7"/>--help<text:tab/><text:tab/>Afficher l'aide-mémoire et quitter</text:p>
      <text:p text:style-name="P14"><text:s text:c="7"/>--version<text:tab/><text:tab/>Afficher le nom et la version du logiciel et quitter</text:p>
      <text:p text:style-name="P14"/>
      <text:p text:style-name="P14"><text:s text:c="7"/>FORMAT contrôle la sortie de la même manière que l'instruction printf du langage C.</text:p>
      <text:p text:style-name="P6"/>
      <text:p text:style-name="P6"/>
      <text:p text:style-name="P6"/>
      <text:p text:style-name="P1"><text:span text:style-name="T5">Quelques fichiers</text:span><text:span text:style-name="T6"> :</text:span></text:p>
      <text:p text:style-name="P6"/>
      <text:p text:style-name="P6"/>
      <text:p text:style-name="P6"/>
      <text:p text:style-name="P6">« ~/.profile » (ou « ~/.bash_profile », selon les versions) :</text:p>
      <text:p text:style-name="P6"><text:tab/>fichier de script de démarrage du shell bash spécifique d’un utilisateur</text:p>
      <text:p text:style-name="P6"/>
      <text:p text:style-name="P6">« /etc/profile » :</text:p>
      <text:p text:style-name="P6"><text:tab/>fichier de script de démarrage commun à l’ensemble des utilisateurs</text:p>
      <text:p text:style-name="P6"/>
      <text:p text:style-name="P6"/>
      <text:p text:style-name="P6"/>
      <text:p text:style-name="P3"><text:span text:style-name="T8">LABORATOIRE – Programmation de scripts – 1</text:span></text:p>
      <text:p text:style-name="P6"/>
      <text:p text:style-name="P6"/>
      <text:p text:style-name="P6"/>
      <text:p text:style-name="P4"><text:span text:style-name="T9">Dans la distribution Debian GNU/Linux :</text:span></text:p>
      <text:p text:style-name="P6"/>
      <text:p text:style-name="P6"/>
      <text:p text:style-name="P6"/>
      <text:p text:style-name="P6">Dans la suite, le nom de l’utilisateur ordinaire sera représenté par le mot « user ».</text:p>
      <text:p text:style-name="P6"/>
      <text:p text:style-name="P6"/>
      <text:p text:style-name="P6"/>
      <text:p text:style-name="P7">Connectez-vous dans un terminal</text:p>
      <text:p text:style-name="P6"/>
      <text:p text:style-name="P6"/>
      <text:p text:style-name="P6"/>
      <text:p text:style-name="P6">Syntaxe du shell :</text:p>
      <text:p text:style-name="P6"/>
      <text:p text:style-name="P19">#!/bin/bash<text:tab/>Pseudo-commentaire, au début d’un script, qui indique à la commande qui active le script que c’est un shell bash qu’elle doit activer pour exécuter le script</text:p>
      <text:p text:style-name="P6"><text:soft-page-break/></text:p>
      <text:p text:style-name="P19">#!/bin/sh<text:tab/>Pseudo-commentaire, au début d’un script, qui indique à la commande qui active le script que c’est un shell sh qu’elle doit activer pour exécuter le script</text:p>
      <text:p text:style-name="P6"/>
      <text:p text:style-name="P19">#<text:tab/>Annonce d’un commentaire</text:p>
      <text:p text:style-name="P6"/>
      <text:p text:style-name="P19">;<text:tab/>Séparateur de commandes (comme un saut de ligne ou une tabulation)</text:p>
      <text:p text:style-name="P6"/>
      <text:p text:style-name="P19">&amp;<text:tab/>Séparateur de commandes, mais la commande qui le précède est exécutée en tâche de fond</text:p>
      <text:p text:style-name="P6"/>
      <text:p text:style-name="P19">.<text:tab/>Exécution d’un script shell sans activation d’un nouveau processus shell (une telle activation constituant le comportement par défaut)</text:p>
      <text:p text:style-name="P6"/>
      <text:p text:style-name="P6"/>
      <text:p text:style-name="P6"/>
      <text:p text:style-name="P7">Affichez le manuel de la commande uptime</text:p>
      <text:p text:style-name="P6"/>
      <text:p text:style-name="P8">man uptime</text:p>
      <text:p text:style-name="P6"/>
      <text:p text:style-name="P6"/>
      <text:p text:style-name="P6"/>
      <text:p text:style-name="P7">Dans ~, enregistrez sous le nom « script1 » un fichier de script qui affiche la date et l’heure système, puis la charge système, puis toutes les informations sur le système</text:p>
      <text:p text:style-name="P6"/>
      <text:p text:style-name="P6">Pour faire cela, lancez d’abord un éditeur « gedit » avec en argument le nom « script1 »</text:p>
      <text:p text:style-name="P6"/>
      <text:p text:style-name="P8">gedit script1</text:p>
      <text:p text:style-name="P8"/>
      <text:p text:style-name="P6"/>
      <text:p text:style-name="P6">Tapez ensuite le texte du script dans l’éditeur gedit, puis enregistrez</text:p>
      <text:p text:style-name="P6"/>
      <text:p text:style-name="P9">#!/bin/bash</text:p>
      <text:p text:style-name="P9"># Un premier script</text:p>
      <text:p text:style-name="P9"/>
      <text:p text:style-name="P9">date<text:tab/><text:tab/><text:tab/># affiche la date et l’heure système</text:p>
      <text:p text:style-name="P9">uptime<text:tab/><text:tab/><text:tab/># affiche la charge système</text:p>
      <text:p text:style-name="P9">uname -a<text:tab/><text:tab/># affiche toutes les informations sur le système</text:p>
      <text:p text:style-name="P6"/>
      <text:p text:style-name="P6"/>
      <text:p text:style-name="P6"/>
      <text:p text:style-name="P7">Exécutez un dump de script1 sur le terminal</text:p>
      <text:p text:style-name="P6"/>
      <text:p text:style-name="P8">cat script1</text:p>
      <text:p text:style-name="P6"/>
      <text:p text:style-name="P6"/>
      <text:p text:style-name="P6"/>
      <text:p text:style-name="P7">Affichez script1 en filtrant</text:p>
      <text:p text:style-name="P6"/>
      <text:p text:style-name="P8"><text:span text:style-name="T7">more script1</text:span></text:p>
      <text:p text:style-name="P10"><text:soft-page-break/></text:p>
      <text:p text:style-name="P8"><text:span text:style-name="T7">less script1</text:span></text:p>
      <text:p text:style-name="P10"/>
      <text:p text:style-name="P10"/>
      <text:p text:style-name="P10"/>
      <text:p text:style-name="P7">Visualisez script1 à l’aide de plusieurs éditeurs</text:p>
      <text:p text:style-name="P6"/>
      <text:p text:style-name="P8">nano script1</text:p>
      <text:p text:style-name="P6"/>
      <text:p text:style-name="P8">emacs script1</text:p>
      <text:p text:style-name="P6"/>
      <text:p text:style-name="P8">joe script1</text:p>
      <text:p text:style-name="P6"/>
      <text:p text:style-name="P8">gedit script1</text:p>
      <text:p text:style-name="P6"/>
      <text:p text:style-name="P6"/>
      <text:p text:style-name="P6"/>
      <text:p text:style-name="P7">Affichez le manuel de la commande bash</text:p>
      <text:p text:style-name="P6"/>
      <text:p text:style-name="P8">man bash</text:p>
      <text:p text:style-name="P6"/>
      <text:p text:style-name="P6"/>
      <text:p text:style-name="P6"/>
      <text:p text:style-name="P7">Lancez un shell bash qui exécute script1</text:p>
      <text:p text:style-name="P6"/>
      <text:p text:style-name="P8"><text:span text:style-name="T7">bash script1</text:span></text:p>
      <text:p text:style-name="P10"/>
      <text:p text:style-name="P8"><text:span text:style-name="T7">bash &lt; script1</text:span></text:p>
      <text:p text:style-name="P10"/>
      <text:p text:style-name="P10"/>
      <text:p text:style-name="P10"/>
      <text:p text:style-name="P7">Lancez un shell sh qui exécute script1</text:p>
      <text:p text:style-name="P6"/>
      <text:p text:style-name="P8">sh script1</text:p>
      <text:p text:style-name="P6"/>
      <text:p text:style-name="P6"/>
      <text:p text:style-name="P6"/>
      <text:p text:style-name="P7">Lancez un shell bash qui exécute script1, en affichant la phase d’interprétation et la trace des commandes</text:p>
      <text:p text:style-name="P6"/>
      <text:p text:style-name="P8">bash -x script1</text:p>
      <text:p text:style-name="P6"/>
      <text:p text:style-name="P6"/>
      <text:p text:style-name="P6"/>
      <text:p text:style-name="P7">Affichez le manuel de la commande chmod</text:p>
      <text:p text:style-name="P6"/>
      <text:p text:style-name="P8">man chmod</text:p>
      <text:p text:style-name="P10"/>
      <text:p text:style-name="P10"/>
      <text:p text:style-name="P10"/>
      <text:p text:style-name="P7"><text:soft-page-break/>Listez script1 afin de visualiser les permissions actuelles</text:p>
      <text:p text:style-name="P6"/>
      <text:p text:style-name="P8">ls -l script1</text:p>
      <text:p text:style-name="P6"/>
      <text:p text:style-name="P6"/>
      <text:p text:style-name="P6"/>
      <text:p text:style-name="P7">Modifiez les permissions sur le fichier script1 de façon à ce que tout le monde reçoive la permission de l’exécuter</text:p>
      <text:p text:style-name="P6"/>
      <text:p text:style-name="P8"><text:span text:style-name="T10">chmod +x script1</text:span></text:p>
      <text:p text:style-name="P11"/>
      <text:p text:style-name="P8"><text:span text:style-name="T10">chmod a+x script1</text:span></text:p>
      <text:p text:style-name="P11"/>
      <text:p text:style-name="P11"/>
      <text:p text:style-name="P11"/>
      <text:p text:style-name="P7">Listez script1 afin de visualiser la modification des permissions</text:p>
      <text:p text:style-name="P6"/>
      <text:p text:style-name="P8">ls -l script1</text:p>
      <text:p text:style-name="P6"/>
      <text:p text:style-name="P6"/>
      <text:p text:style-name="P6"/>
      <text:p text:style-name="P7">Exécutez script1 sous forme d’une commande à partir du répertoire courant</text:p>
      <text:p text:style-name="P6"/>
      <text:p text:style-name="P8">./script1</text:p>
      <text:p text:style-name="P6"/>
      <text:p text:style-name="P6"/>
      <text:p text:style-name="P6"/>
      <text:p text:style-name="P6">Syntaxe du shell :</text:p>
      <text:p text:style-name="P6"/>
      <text:p text:style-name="P19">.<text:tab/>Exécution d’un script shell sans activation d’un nouveau processus shell (une telle activation constituant le comportement par défaut)</text:p>
      <text:p text:style-name="P6"/>
      <text:p text:style-name="P7">Exécutez script1 dans le shell courant, et non dans un shell fils, sous forme d’une commande à partir du répertoire courant</text:p>
      <text:p text:style-name="P6"/>
      <text:p text:style-name="P8">. ./script1</text:p>
      <text:p text:style-name="P6"/>
      <text:p text:style-name="P6"/>
      <text:p text:style-name="P6"/>
      <text:p text:style-name="P7">Créez un répertoire de binaires exécutables sous le dossier personnel de l’utilisateur courant</text:p>
      <text:p text:style-name="P6"/>
      <text:p text:style-name="P8">mkdir /home/user/bin</text:p>
      <text:p text:style-name="P6"/>
      <text:p text:style-name="P6"/>
      <text:p text:style-name="P6"/>
      <text:p text:style-name="P7">Déplacez script1 dans /home/user/bin</text:p>
      <text:p text:style-name="P6"/>
      <text:p text:style-name="P8">mv script1 bin</text:p>
      <text:p text:style-name="P6"/>
      <text:p text:style-name="P6"/>
      <text:p text:style-name="P6"><text:soft-page-break/></text:p>
      <text:p text:style-name="P6">Variables d’environnement :</text:p>
      <text:p text:style-name="P6"/>
      <text:p text:style-name="P6">PS1<text:tab/><text:tab/>Prompt</text:p>
      <text:p text:style-name="P6">HOME<text:tab/><text:tab/>Chemin absolu du répertoire de connexion</text:p>
      <text:p text:style-name="P6">PATH<text:tab/><text:tab/>Chemins des répertoires où sont recherchées les commandes (séparés par « : »)</text:p>
      <text:p text:style-name="P6"/>
      <text:p text:style-name="P6"/>
      <text:p text:style-name="P6"/>
      <text:p text:style-name="P6">Syntaxe du shell :</text:p>
      <text:p text:style-name="P6"/>
      <text:p text:style-name="P20">=<text:tab/>Affectation à une variable d’une valeur</text:p>
      <text:p text:style-name="P6"/>
      <text:p text:style-name="P20">$variable<text:tab/>la variable est évaluée</text:p>
      <text:p text:style-name="P6"/>
      <text:p text:style-name="P6"/>
      <text:p text:style-name="P6"/>
      <text:p text:style-name="P7">Modifiez transitoirement la valeur de la variable PATH de façon à ce qu’elle comprenne aussi le chemin « /home/user/bin »</text:p>
      <text:p text:style-name="P6"/>
      <text:p text:style-name="P8"><text:span text:style-name="T7">PATH=$PATH:/home/user/bin</text:span></text:p>
      <text:p text:style-name="P10"/>
      <text:p text:style-name="P10"/>
      <text:p text:style-name="P10"/>
      <text:p text:style-name="P7">Exécutez script1 sous forme d’une commande</text:p>
      <text:p text:style-name="P6"/>
      <text:p text:style-name="P8">script1</text:p>
      <text:p text:style-name="P6"/>
      <text:p text:style-name="P6"/>
      <text:p text:style-name="P6"/>
      <text:p text:style-name="P6">Syntaxe du shell :</text:p>
      <text:p text:style-name="P6"/>
      <text:p text:style-name="P20">`commande`<text:tab/>la commande est interprétée</text:p>
      <text:p text:style-name="P20">$(commande)<text:tab/>la commande est interprétée</text:p>
      <text:p text:style-name="P6"/>
      <text:p text:style-name="P20">"..."<text:tab/>Annulation de la signification des caractères spéciaux, sauf : « ` », « $ » et « \ »</text:p>
      <text:p text:style-name="P20">'...'<text:tab/>Annulation de la signification de tous les caractères spéciaux</text:p>
      <text:p text:style-name="P6"/>
      <text:p text:style-name="P6"/>
      <text:p text:style-name="P6"/>
      <text:p text:style-name="P20">NOM=VALEUR<text:tab/>crée la variable NOM et lui affecte la valeur VALEUR</text:p>
      <text:p text:style-name="P6"/>
      <text:p text:style-name="P6"/>
      <text:p text:style-name="P6"/>
      <text:p text:style-name="P7">Créez une variable nommée : « CONFIG_SHELL » et affectez-lui comme valeur le chemin absolu du fichier système profile : « /etc/profile »</text:p>
      <text:p text:style-name="P6"/>
      <text:p text:style-name="P8">CONFIG_SHELL=/etc/profile</text:p>
      <text:p text:style-name="P6"/>
      <text:p text:style-name="P6"><text:soft-page-break/></text:p>
      <text:p text:style-name="P6"/>
      <text:p text:style-name="P7">Affichez le manuel des commandes echo et printf</text:p>
      <text:p text:style-name="P6"/>
      <text:p text:style-name="P8">man echo</text:p>
      <text:p text:style-name="P8"/>
      <text:p text:style-name="P8">man printf</text:p>
      <text:p text:style-name="P6"/>
      <text:p text:style-name="P6"/>
      <text:p text:style-name="P6"/>
      <text:p text:style-name="P7">Avec echo, affichez la valeur de la variable CONFIG_SHELL</text:p>
      <text:p text:style-name="P6"/>
      <text:p text:style-name="P8">echo $CONFIG_SHELL</text:p>
      <text:p text:style-name="P6"/>
      <text:p text:style-name="P6"/>
      <text:p text:style-name="P6"/>
      <text:p text:style-name="P7">Avec echo, affichez la valeur de la variable CONFIG_SHELL, avec alerte</text:p>
      <text:p text:style-name="P6"/>
      <text:p text:style-name="P8"><text:span text:style-name="T7">echo -e "\a" $CONFIG_SHELL</text:span></text:p>
      <text:p text:style-name="P6"/>
      <text:p text:style-name="P6"/>
      <text:p text:style-name="P6"/>
      <text:p text:style-name="P7">Utilisez la variable CONFIG_SHELL afin de lister, en utilisant un format d’affichage long, le fichier système profile</text:p>
      <text:p text:style-name="P6"/>
      <text:p text:style-name="P8"><text:span text:style-name="T7">ls -l $CONFIG_SHELL</text:span></text:p>
      <text:p text:style-name="P10"/>
      <text:p text:style-name="P10"/>
      <text:p text:style-name="P10"/>
      <text:p text:style-name="P7">Avec printf, affichez la valeur de la variable CONFIG_SHELL, cadrée à droite sur 20 positions, avec passage à la ligne consécutif</text:p>
      <text:p text:style-name="P6"/>
      <text:p text:style-name="P8"><text:span text:style-name="T7">printf "%20s\n" $CONFIG_SHELL</text:span></text:p>
      <text:p text:style-name="P10"/>
      <text:p text:style-name="P10"/>
      <text:p text:style-name="P10"/>
      <text:p text:style-name="P7">Avec printf, affichez la valeur de la variable CONFIG_SHELL, cadrée à gauche sur 20 positions, avec passage à la ligne consécutif</text:p>
      <text:p text:style-name="P6"/>
      <text:p text:style-name="P8"><text:span text:style-name="T7">printf "%-20s\n" $CONFIG_SHELL</text:span></text:p>
      <text:p text:style-name="P10"/>
      <text:p text:style-name="P10"/>
      <text:p text:style-name="P10"/>
      <text:p text:style-name="P7">Avec printf, affichez la chaîne de caractères « Les poires dorées », cadrée à droite sur 30 positions, avec passage à la ligne consécutif</text:p>
      <text:p text:style-name="P6"/>
      <text:p text:style-name="P8">printf "%30s\n" 'Les poires dorées'</text:p>
      <text:p text:style-name="P6"/>
      <text:p text:style-name="P6"/>
      <text:p text:style-name="P6"/>
      <text:p text:style-name="P7"><text:soft-page-break/>Déconnectez-vous</text:p>
      <text:p text:style-name="P6"/>
      <text:p text:style-name="P8">exit</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1</meta:editing-cycles>
    <meta:creation-date>2015-11-26T14:48:00</meta:creation-date>
    <dc:date>2015-11-26T14:49:00</dc:date>
    <meta:editing-duration>PT1M</meta:editing-duration>
    <meta:generator>LibreOffice/5.1.6.2.0$Linux_X86_64 LibreOffice_project/10$Build-2</meta:generator>
    <meta:document-statistic meta:table-count="0" meta:image-count="0" meta:object-count="0" meta:page-count="11" meta:paragraph-count="206" meta:word-count="1633" meta:character-count="10618" meta:non-whitespace-character-count="8860"/>
    <meta:user-defined meta:name="AppVersion">14.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